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7.1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7646in" svg:y="235.85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table:style-name="ce108"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text:p>
          </table:table-cell>
          <table:table-cell office:value-type="string" calcext:value-type="string">
            <text:p>پہیے دار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3"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28">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06T16:24:16.736639828</dc:date>
    <meta:editing-duration>P124DT15H4M48S</meta:editing-duration>
    <meta:editing-cycles>5893</meta:editing-cycles>
    <meta:generator>LibreOffice/7.3.7.2$Linux_X86_64 LibreOffice_project/30$Build-2</meta:generator>
    <meta:document-statistic meta:table-count="3" meta:cell-count="86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